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Page_20_Title">
      <style:graphic-properties draw:auto-grow-width="true" fo:min-height="0.767cm" fo:min-width="6.445cm" loext:decorative="false"/>
      <style:paragraph-properties style:writing-mode="lr-tb"/>
    </style:style>
    <style:style style:name="gr2" style:family="graphic" style:parent-style-name="Filled_20_Blue">
      <style:graphic-properties draw:auto-grow-height="false" fo:min-height="1.225cm" fo:min-width="3.186cm" style:writing-mode="lr-tb" loext:decorative="false"/>
      <style:paragraph-properties style:writing-mode="lr-tb"/>
    </style:style>
    <style:style style:name="gr3" style:family="graphic" style:parent-style-name="Bordered">
      <style:graphic-properties draw:auto-grow-height="false" fo:min-height="4.6cm" fo:min-width="4.1cm" style:writing-mode="lr-tb" loext:decorative="false"/>
      <style:paragraph-properties style:writing-mode="lr-tb"/>
    </style:style>
    <style:style style:name="gr4" style:family="graphic" style:parent-style-name="Filled_20_Magenta">
      <style:graphic-properties draw:auto-grow-height="false" fo:min-height="1.35cm" fo:min-width="4.275cm" style:writing-mode="lr-tb" loext:decorative="false"/>
      <style:paragraph-properties style:writing-mode="lr-tb"/>
    </style:style>
    <style:style style:name="gr5" style:family="graphic" style:parent-style-name="Bordered">
      <style:graphic-properties draw:auto-grow-height="false" fo:min-height="4.625cm" fo:min-width="12.05cm" style:writing-mode="lr-tb" loext:decorative="false"/>
      <style:paragraph-properties style:writing-mode="lr-tb"/>
    </style:style>
    <style:style style:name="gr6" style:family="graphic" style:parent-style-name="Thick">
      <style:graphic-properties draw:textarea-vertical-align="middle" loext:decorative="false"/>
      <style:paragraph-properties style:writing-mode="lr-tb"/>
    </style:style>
    <style:style style:name="gr7" style:family="graphic" style:parent-style-name="Thick">
      <style:graphic-properties draw:textarea-vertical-align="middle" loext:decorative="false"/>
    </style:style>
    <style:style style:name="P1" style:family="paragraph">
      <style:text-properties fo:font-size="16pt" fo:language="en" fo:country="US"/>
    </style:style>
    <style:style style:name="P2" style:family="paragraph">
      <style:paragraph-properties fo:text-align="start" style:writing-mode="lr-tb"/>
      <style:text-properties fo:language="en" fo:country="US"/>
    </style:style>
    <style:style style:name="P3" style:family="paragraph">
      <style:paragraph-properties style:writing-mode="lr-tb"/>
      <style:text-properties fo:language="en" fo:country="US"/>
    </style:style>
    <style:style style:name="P4" style:family="paragraph">
      <style:paragraph-properties fo:text-align="start" loext:tab-stop-distance="0cm" style:writing-mode="lr-tb">
        <style:tab-stops/>
      </style:paragraph-properties>
      <style:text-properties fo:language="en" fo:country="US"/>
    </style:style>
    <style:style style:name="P5" style:family="paragraph">
      <style:paragraph-properties fo:text-align="center"/>
    </style:style>
    <style:style style:name="T1" style:family="text">
      <style:text-properties fo:font-size="16pt" fo:language="en" fo:country="US"/>
    </style:style>
    <style:style style:name="T2" style:family="text">
      <style:text-properties fo:language="en" fo:country="US"/>
    </style:style>
    <style:style style:name="T3" style:family="text">
      <style:text-properties fo:font-size="10pt" fo:language="en" fo:country="US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Application Modules" draw:style-name="dp1" draw:master-page-name="Default">
        <draw:frame draw:style-name="gr1" draw:text-style-name="P1" draw:layer="layout" svg:width="6.445cm" svg:height="0.767cm" svg:x="1.056cm" svg:y="1.001cm">
          <draw:text-box>
            <text:p><text:span text:style-name="T1">CI-Pipelines &amp; Triggers</text:span></text:p>
          </draw:text-box>
        </draw:frame>
        <draw:custom-shape draw:style-name="gr2" draw:text-style-name="P2" xml:id="id3" draw:id="id3" draw:layer="layout" svg:width="3.586cm" svg:height="1.625cm" svg:x="1.75cm" svg:y="5.125cm">
          <text:p text:style-name="P2"><text:span text:style-name="T2">merge &gt; eve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5cm" svg:height="5cm" svg:x="1.25cm" svg:y="2.125cm">
          <text:p text:style-name="P3"><text:span text:style-name="T2">Branch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3.586cm" svg:height="1.625cm" svg:x="1.75cm" svg:y="3.25cm">
          <text:p text:style-name="P2"><text:span text:style-name="T2">main &gt; push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4.675cm" svg:height="1.75cm" svg:x="7.338cm" svg:y="3.95cm">
          <text:p text:style-name="P2"><text:span text:style-name="T2">Trigger</text:span></text:p>
          <text:p text:style-name="P4"><text:span text:style-name="T3">main.gitlab-ci.ym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3" draw:layer="layout" svg:width="12.45cm" svg:height="5.025cm" svg:x="6.675cm" svg:y="2.1cm">
          <text:p text:style-name="P3"><text:span text:style-name="T2">Pipeli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" draw:id="id4" draw:layer="layout" svg:width="4.675cm" svg:height="1.75cm" svg:x="13.825cm" svg:y="3cm">
          <text:p text:style-name="P2"><text:span text:style-name="T2">Child for GNU</text:span></text:p>
          <text:p text:style-name="P2"><text:span text:style-name="T3">cmake-build.gitlab-ci</text:span></text:p>
          <text:p text:style-name="P2"><text:span text:style-name="T3"/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5" draw:layer="layout" draw:type="curve" svg:x1="5.336cm" svg:y1="4.062cm" svg:x2="7.338cm" svg:y2="4.825cm" draw:start-shape="id1" draw:start-glue-point="1" draw:end-shape="id2" draw:end-glue-point="3" svg:d="M5336 4062c1501 0 501 763 2002 763" svg:viewBox="0 0 2003 764">
          <text:p text:style-name="P5">`</text:p>
        </draw:connector>
        <draw:connector draw:style-name="gr7" draw:text-style-name="P5" draw:layer="layout" draw:type="curve" svg:x1="5.336cm" svg:y1="5.937cm" svg:x2="7.338cm" svg:y2="4.825cm" draw:start-shape="id3" draw:start-glue-point="1" draw:end-shape="id2" draw:end-glue-point="3" svg:d="M5336 5937c1501 0 501-1112 2002-1112" svg:viewBox="0 0 2003 1113">
          <text:p/>
        </draw:connector>
        <draw:custom-shape draw:style-name="gr4" draw:text-style-name="P2" xml:id="id5" draw:id="id5" draw:layer="layout" svg:width="4.675cm" svg:height="1.75cm" svg:x="13.838cm" svg:y="4.95cm">
          <text:p text:style-name="P4"><text:span text:style-name="T2">Child for GW</text:span></text:p>
          <text:p text:style-name="P2"><text:span text:style-name="T3">cmake-build.gitlab-ci</text:span></text:p>
          <text:p text:style-name="P2"><text:span text:style-name="T3"/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5" draw:layer="layout" draw:type="curve" svg:x1="12.013cm" svg:y1="4.825cm" svg:x2="13.825cm" svg:y2="3.875cm" draw:start-shape="id2" draw:start-glue-point="1" draw:end-shape="id4" draw:end-glue-point="3" svg:d="M12013 4825c1357 0 452-950 1812-950" svg:viewBox="0 0 1813 951">
          <text:p/>
        </draw:connector>
        <draw:connector draw:style-name="gr7" draw:text-style-name="P5" draw:layer="layout" draw:type="curve" svg:x1="12.013cm" svg:y1="4.825cm" svg:x2="13.838cm" svg:y2="5.825cm" draw:start-shape="id2" draw:start-glue-point="1" draw:end-shape="id5" draw:end-glue-point="3" svg:d="M12013 4825c1368 0 456 1000 1825 1000" svg:viewBox="0 0 1826 1001">
          <text:p/>
        </draw:connector>
      </draw:page>
      <draw:page draw:name="page2" draw:style-name="dp1" draw:master-page-name="Default">
        <draw:frame draw:style-name="gr1" draw:text-style-name="P1" draw:layer="layout" svg:width="6.445cm" svg:height="0.767cm" svg:x="1.056cm" svg:y="1.002cm">
          <draw:text-box>
            <text:p><text:span text:style-name="T1">New Pag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1" draw:display-name="Gradient 11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Gradient_20_12" draw:display-name="Gradient 12" draw:style="linear" draw:start-color="#bf819e" draw:end-color="#a1467e" draw:start-intensity="100%" draw:end-intensity="100%" draw:angle="30deg" draw:border="0%">
      <loext:gradient-stop svg:offset="0" loext:color-type="rgb" loext:color-value="#bf819e"/>
      <loext:gradient-stop svg:offset="1" loext:color-type="rgb" loext:color-value="#a1467e"/>
    </draw:gradient>
    <draw:gradient draw:name="Gradient_20_13" draw:display-name="Gradient 13" draw:style="linear" draw:start-color="#91beee" draw:end-color="#5983b0" draw:start-intensity="100%" draw:end-intensity="100%" draw:angle="30deg" draw:border="0%">
      <loext:gradient-stop svg:offset="0" loext:color-type="rgb" loext:color-value="#91beee"/>
      <loext:gradient-stop svg:offset="1" loext:color-type="rgb" loext:color-value="#5983b0"/>
    </draw:gradient>
    <draw:gradient draw:name="Gradient_20_15" draw:display-name="Gradient 15" draw:style="linear" draw:start-color="#77bc65" draw:end-color="#069a2e" draw:start-intensity="100%" draw:end-intensity="100%" draw:angle="30deg" draw:border="0%">
      <loext:gradient-stop svg:offset="0" loext:color-type="rgb" loext:color-value="#77bc65"/>
      <loext:gradient-stop svg:offset="1" loext:color-type="rgb" loext:color-value="#069a2e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808080" draw:distance="0.305cm" draw:rotation="450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normal"/>
    </style:style>
    <style:style style:name="Filled" style:family="graphic" style:parent-style-name="Shapes">
      <style:graphic-properties draw:stroke="solid" svg:stroke-width="0.05cm" svg:stroke-color="#000000" draw:marker-start-width="0.275cm" draw:marker-end-width="0.275cm" draw:fill="gradient" draw:fill-gradient-name="Gradient_20_11" draw:gradient-step-count="0" draw:textarea-horizontal-align="left" draw:textarea-vertical-align="top" fo:padding-top="0.2cm" fo:padding-bottom="0.2cm" fo:padding-left="0.2cm" fo:padding-right="0.2cm" draw:shadow-color="#000000"/>
      <style:paragraph-properties loext:tab-stop-distance="0cm">
        <style:tab-stops/>
      </style:paragraph-properties>
      <style:text-properties fo:font-size="13pt"/>
    </style:style>
    <style:style style:name="Filled_20_Blue" style:display-name="Filled Blue" style:family="graphic" style:parent-style-name="Filled">
      <style:graphic-properties svg:stroke-color="#006699" draw:fill="gradient" draw:fill-gradient-name="Gradient_20_13" draw:gradient-step-count="0" draw:textarea-horizontal-align="left"/>
    </style:style>
    <style:style style:name="Filled_20_Green" style:display-name="Filled Green" style:family="graphic" style:parent-style-name="Filled">
      <style:graphic-properties svg:stroke-color="#2e8b57" draw:fill="gradient" draw:fill-gradient-name="Gradient_20_15" draw:gradient-step-count="64"/>
      <style:text-properties style:use-window-font-color="true" loext:opacity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svg:stroke-color="#ff4200" draw:fill-gradient-name="Filled_20_Red"/>
      <style:text-properties style:use-window-font-color="true" loext:opacity="0%"/>
    </style:style>
    <style:style style:name="Filled_20_Yellow" style:display-name="Filled Yellow" style:family="graphic" style:parent-style-name="Filled">
      <style:graphic-properties svg:stroke-color="#cd853f" draw:fill-gradient-name="Filled_20_Yellow"/>
      <style:text-properties style:use-window-font-color="true" loext:opacity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ange" style:family="graphic" style:parent-style-name="Graphic">
      <style:graphic-properties draw:stroke-dash="Dashed_20__28_var_29__20_2" svg:stroke-width="0.01cm" svg:stroke-color="#000000" draw:marker-start-width="0.22cm" draw:marker-end-width="0.22cm"/>
      <style:text-properties fo:font-size="12pt"/>
    </style:style>
    <style:style style:name="Range_20_Green" style:display-name="Range Green" style:family="graphic" style:parent-style-name="Range">
      <style:graphic-properties draw:fill="solid" draw:fill-color="#3faf46"/>
    </style:style>
    <style:style style:name="Range_20_Blue" style:display-name="Range Blue" style:family="graphic" style:parent-style-name="Range">
      <style:graphic-properties draw:fill="solid" draw:fill-color="#536dfe"/>
    </style:style>
    <style:style style:name="Range_20_Orange" style:display-name="Range Orange" style:family="graphic" style:parent-style-name="Range">
      <style:graphic-properties draw:fill="solid" draw:fill-color="#ff8000"/>
    </style:style>
    <style:style style:name="Legend" style:family="graphic" style:parent-style-name="A4">
      <style:graphic-properties draw:stroke="none" draw:textarea-horizontal-align="left" draw:textarea-vertical-align="middle"/>
      <style:text-properties fo:font-size="10pt"/>
    </style:style>
    <style:style style:name="Range_20_Magenta" style:display-name="Range Magenta" style:family="graphic" style:parent-style-name="Range">
      <style:graphic-properties draw:fill="solid" draw:fill-color="#ff00ff"/>
    </style:style>
    <style:style style:name="Range_20_Yellow" style:display-name="Range Yellow" style:family="graphic" style:parent-style-name="Range">
      <style:graphic-properties draw:fill="solid" draw:fill-color="#caca00"/>
    </style:style>
    <style:style style:name="Page_20_Title" style:display-name="Page Title" style:family="graphic" style:parent-style-name="Text">
      <style:graphic-properties svg:stroke-width="0.05cm" svg:stroke-color="#666666" draw:marker-start-width="0.275cm" draw:marker-end-width="0.275cm" draw:fill="solid" draw:fill-color="#b2b2b2" draw:textarea-vertical-align="middle"/>
      <style:paragraph-properties fo:text-align="center"/>
      <style:text-properties fo:font-size="16pt"/>
    </style:style>
    <style:style style:name="Range_20_Lime" style:display-name="Range Lime" style:family="graphic" style:parent-style-name="Range">
      <style:graphic-properties draw:fill="solid" draw:fill-color="#81d41a"/>
    </style:style>
    <style:style style:name="Range_20_Navy" style:display-name="Range Navy" style:family="graphic" style:parent-style-name="Range">
      <style:graphic-properties draw:fill="solid" draw:fill-color="#000080"/>
    </style:style>
    <style:style style:name="Thick_20_Dashed" style:display-name="Thick Dashed" style:family="graphic" style:parent-style-name="Lines">
      <style:graphic-properties draw:stroke="dash" draw:stroke-dash="Fine_20_Dashed" svg:stroke-width="0.05cm" draw:marker-start-width="0.275cm" draw:marker-end-width="0.275cm" svg:stroke-linecap="butt" draw:textarea-horizontal-align="center" draw:textarea-vertical-align="middle"/>
      <style:text-properties fo:font-size="10pt"/>
    </style:style>
    <style:style style:name="Thick" style:family="graphic" style:parent-style-name="Lines">
      <style:graphic-properties svg:stroke-width="0.05cm" draw:marker-start-width="0.275cm" draw:marker-end="Triangle" draw:marker-end-width="0.275cm" svg:stroke-linecap="round"/>
      <style:text-properties fo:font-size="10pt"/>
    </style:style>
    <style:style style:name="Filled_20_Black" style:display-name="Filled Black" style:family="graphic" style:parent-style-name="Filled">
      <style:graphic-properties draw:fill="solid" draw:fill-color="#000000"/>
    </style:style>
    <style:style style:name="Bordered" style:family="graphic" style:parent-style-name="Graphic">
      <style:graphic-properties draw:stroke="dash" draw:stroke-dash="_32__20_Dots_20_1_20_Dash" svg:stroke-width="0.05cm" svg:stroke-color="#000000" draw:marker-start-width="0.275cm" draw:marker-end-width="0.275cm" draw:fill="none" draw:fill-color="#ffffff" draw:textarea-horizontal-align="left" fo:padding-top="0.2cm" fo:padding-bottom="0.2cm" fo:padding-left="0.2cm" fo:padding-right="0.2cm" draw:shadow-color="#000000"/>
      <style:text-properties fo:font-size="14pt" fo:font-weight="bold"/>
    </style:style>
    <style:style style:name="Filled_20_Magenta" style:display-name="Filled Magenta" style:family="graphic" style:parent-style-name="Filled">
      <style:graphic-properties svg:stroke-color="#a1467e" draw:fill="gradient" draw:fill-color="#bf819e" draw:fill-gradient-name="Gradient_20_12" draw:gradient-step-count="0"/>
    </style:style>
    <style:style style:name="Filled_20_Hatched" style:display-name="Filled Hatched" style:family="graphic" style:parent-style-name="Filled">
      <style:graphic-properties draw:fill="hatch" draw:fill-hatch-name="Red_20_90_20_Degrees_20_Crossed_20_1" draw:fill-hatch-solid="false"/>
    </style:style>
    <style:style style:name="Event" style:family="graphic" style:parent-style-name="A4">
      <style:graphic-properties draw:stroke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7T17:50:16.270268046</meta:creation-date>
    <dc:date>2024-02-11T10:18:54.266698062</dc:date>
    <meta:editing-duration>PT7H14M32S</meta:editing-duration>
    <meta:editing-cycles>64</meta:editing-cycles>
    <meta:generator>LibreOffice/7.6.4.1$Linux_X86_64 LibreOffice_project/60$Build-1</meta:generator>
    <dc:creator>Arjan van Olphen</dc:creator>
    <meta:document-statistic meta:object-count="13"/>
  </office:meta>
</office:document-meta>
</file>